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a752" officeooo:paragraph-rsid="0015a752"/>
    </style:style>
    <style:style style:name="P2" style:family="paragraph" style:parent-style-name="Standard">
      <style:text-properties style:font-name="Ubuntu" fo:font-size="12pt" officeooo:rsid="0015a752" officeooo:paragraph-rsid="0015a752" style:font-size-asian="12pt" style:font-size-complex="12pt"/>
    </style:style>
    <style:style style:name="P3" style:family="paragraph" style:parent-style-name="Standard">
      <style:text-properties style:font-name="Ubuntu" fo:font-size="12pt" officeooo:rsid="0015a752" officeooo:paragraph-rsid="001784af" style:font-size-asian="12pt" style:font-size-complex="12pt"/>
    </style:style>
    <style:style style:name="P4" style:family="paragraph" style:parent-style-name="Standard">
      <style:text-properties style:font-name="Ubuntu" fo:font-size="12pt" officeooo:rsid="0015a752" officeooo:paragraph-rsid="0018d193" style:font-size-asian="12pt" style:font-size-complex="12pt"/>
    </style:style>
    <style:style style:name="P5" style:family="paragraph" style:parent-style-name="Standard">
      <style:text-properties style:font-name="Ubuntu" fo:font-size="12pt" fo:font-weight="bold" officeooo:rsid="0015a752" officeooo:paragraph-rsid="0015a752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Ubuntu" fo:font-size="12pt" style:font-size-asian="12pt" style:font-size-complex="12pt"/>
    </style:style>
    <style:style style:name="P7" style:family="paragraph" style:parent-style-name="Preformatted_20_Text">
      <style:text-properties style:font-name="Ubuntu" fo:font-size="12pt" officeooo:rsid="0015a752" officeooo:paragraph-rsid="001784af" style:font-size-asian="12pt" style:font-size-complex="12pt"/>
    </style:style>
    <style:style style:name="P8" style:family="paragraph" style:parent-style-name="Preformatted_20_Text">
      <style:text-properties style:font-name="Ubuntu" fo:font-size="12pt" officeooo:paragraph-rsid="001784af" style:font-size-asian="12pt" style:font-size-complex="12pt"/>
    </style:style>
    <style:style style:name="P9" style:family="paragraph" style:parent-style-name="Preformatted_20_Text">
      <style:paragraph-properties fo:margin-top="0in" fo:margin-bottom="0.1965in" loext:contextual-spacing="false"/>
      <style:text-properties style:font-name="Ubuntu" fo:font-size="12pt" style:font-size-asian="12pt" style:font-size-complex="12pt"/>
    </style:style>
    <style:style style:name="T1" style:family="text">
      <style:text-properties officeooo:rsid="001784af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KE questions for Justin Rigby, from Greg Dwyer</text:p>
      <text:p text:style-name="P2"/>
      <text:p text:style-name="P5">Question 1</text:p>
      <text:p text:style-name="P2">Compare the behavior of the continuous time logistic-growth model to the discrete-generation</text:p>
      <text:p text:style-name="P2">logistic model of May. </text:p>
      <text:p text:style-name="P2"/>
      <text:p text:style-name="P2"/>
      <text:p text:style-name="P2"/>
      <text:p text:style-name="P2"/>
      <text:p text:style-name="P2"/>
      <text:p text:style-name="P2">How does the behavior of the two models differ, and why does this</text:p>
      <text:p text:style-name="P2">difference occur? </text:p>
      <text:p text:style-name="P2"/>
      <text:p text:style-name="P2"/>
      <text:p text:style-name="P2"/>
      <text:p text:style-name="P2"/>
      <text:p text:style-name="P2">What does the complex behavior of the discrete-generation logistic model imply for our efforts to understand population dynamics in nature?</text:p>
      <text:p text:style-name="P2"/>
      <text:p text:style-name="P2"/>
      <text:p text:style-name="P2"/>
      <text:p text:style-name="P5">Question 2</text:p>
      <text:p text:style-name="P5"/>
      <text:p text:style-name="P4">Briefly summarize the argument of Hassell, May and Lawton. </text:p>
      <text:p text:style-name="P4"/>
      <text:p text:style-name="P4">What is the relevance of their work for the May papers in question 1? </text:p>
      <text:p text:style-name="P4"/>
      <text:p text:style-name="P4">What are some caveats?</text:p>
      <text:p text:style-name="P2"/>
      <text:p text:style-name="P3">GKE questions for Justin Rigby, from <text:span text:style-name="T1">Joe Thornton</text:span></text:p>
      <text:p text:style-name="P2"/>
      <text:p text:style-name="P7"><text:span text:style-name="T2">1. <text:s/>Phylogenetics. </text:span><text:s/></text:p>
      <text:p text:style-name="P7">Explain the justification for using maximum parsimony as a criterion for evaluating hypotheses of phylogeny. </text:p>
      <text:p text:style-name="P7"/>
      <text:p text:style-name="P7">Explain the justification for using maximum likelihood as a criterion for choosing phylogenies. <text:s/></text:p>
      <text:p text:style-name="P7"/>
      <text:p text:style-name="P7">Formally define the likelihood of a phylogeny and describe how it is calculated. <text:s/></text:p>
      <text:p text:style-name="P7"/>
      <text:p text:style-name="P7">Review arguments for and against MP vs. ML — the strengths and liabilities of each approach, and techniques and arguments to mitigate those liabilities.</text:p>
      <text:p text:style-name="P6"/>
      <text:p text:style-name="P8"><text:span text:style-name="T2">2. <text:s/>The neutral theory.</text:span> </text:p>
      <text:p text:style-name="P8"><text:s/>Articulate its major tenets. <text:s/></text:p>
      <text:p text:style-name="P8"/>
      <text:p text:style-name="P8">Summarize the central arguments (both population genetic and biochemical) on which it was based (and still is). <text:s/></text:p>
      <text:p text:style-name="P8"><text:soft-page-break/></text:p>
      <text:p text:style-name="P8">Describe <text:s/>its current status given the evidence about molecular evolutionary patterns and processes.</text:p>
      <text:p text:style-name="P6"/>
      <text:p text:style-name="P9">3. Epistasis. <text:s/>Define the term. <text:s/>Describe how it can be detected. <text:s/>Discuss the implications of epistasis for evolutionary processes. <text:s/>Give an overview of mechanisms that can cause general and specific epistasis within and between loci. <text:s/>Use examples in these discussion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5:12:32.737241132</meta:creation-date>
    <dc:date>2018-05-12T15:18:06.369812022</dc:date>
    <meta:editing-duration>PT5M3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242" meta:character-count="1603" meta:non-whitespace-character-count="1357"/>
  </office:meta>
</office:document-meta>
</file>